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9.67316666666667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eal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mag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em au porc ou au poulet</text:p>
          </table:table-cell>
          <table:table-cell table:style-name="ce1"/>
          <table:table-cell office:value-type="string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5pcs)</text:p>
          </table:table-cell>
          <table:table-cell office:value-type="string" table:style-name="ce1">
            <text:p>nem</text:p>
          </table:table-cell>
          <table:table-cell table:number-columns-repeated="16377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office:value-type="string" table:style-name="ce1">
            <text:p>Nem aux crevettes</text:p>
          </table:table-cell>
          <table:table-cell table:style-name="ce1"/>
          <table:table-cell office:value-type="string" office:string-value="starters" table:formula="of:=[.D2]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office:string-value="(5pcs)" table:formula="of:=[.F2]" table:style-name="ce1">
            <text:p>(5pcs)</text:p>
          </table:table-cell>
          <table:table-cell office:value-type="string" table:style-name="ce1">
            <text:p>nem</text:p>
          </table:table-cell>
          <table:table-cell table:number-columns-repeated="16377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1">
            <text:p>Nem aux légumes</text:p>
          </table:table-cell>
          <table:table-cell table:style-name="ce1"/>
          <table:table-cell office:value-type="string" office:string-value="starters" table:formula="of:=[.D3]" table:style-name="ce1">
            <text:p>starters</text:p>
          </table:table-cell>
          <table:table-cell office:value-type="float" office:value="5" table:style-name="ce1">
            <text:p>5</text:p>
          </table:table-cell>
          <table:table-cell office:value-type="string" office:string-value="(5pcs)" table:formula="of:=[.F3]" table:style-name="ce1">
            <text:p>(5pcs)</text:p>
          </table:table-cell>
          <table:table-cell office:value-type="string" table:style-name="ce1">
            <text:p>nem</text:p>
          </table:table-cell>
          <table:table-cell table:number-columns-repeated="16377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Samoussa au boeuf ou au poulet</text:p>
          </table:table-cell>
          <table:table-cell table:style-name="ce1"/>
          <table:table-cell office:value-type="string" office:string-value="starters" table:formula="of:=[.D4]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office:string-value="(5pcs)" table:formula="of:=[.F4]" table:style-name="ce1">
            <text:p>(5pcs)</text:p>
          </table:table-cell>
          <table:table-cell office:value-type="string" table:style-name="ce1">
            <text:p>samoussa</text:p>
          </table:table-cell>
          <table:table-cell table:number-columns-repeated="16377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Samoussa aux légumes</text:p>
          </table:table-cell>
          <table:table-cell table:style-name="ce1"/>
          <table:table-cell office:value-type="string" office:string-value="starters" table:formula="of:=[.D5]" table:style-name="ce1">
            <text:p>starters</text:p>
          </table:table-cell>
          <table:table-cell office:value-type="float" office:value="5" table:style-name="ce1">
            <text:p>5</text:p>
          </table:table-cell>
          <table:table-cell office:value-type="string" office:string-value="(5pcs)" table:formula="of:=[.F5]" table:style-name="ce1">
            <text:p>(5pcs)</text:p>
          </table:table-cell>
          <table:table-cell office:value-type="string" table:style-name="ce1">
            <text:p>samoussa</text:p>
          </table:table-cell>
          <table:table-cell table:number-columns-repeated="16377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Beignets de crevettes</text:p>
          </table:table-cell>
          <table:table-cell table:style-name="ce1"/>
          <table:table-cell office:value-type="string" office:string-value="starters" table:formula="of:=[.D6]" table:style-name="ce1">
            <text:p>starters</text:p>
          </table:table-cell>
          <table:table-cell office:value-type="float" office:value="5" table:style-name="ce1">
            <text:p>5</text:p>
          </table:table-cell>
          <table:table-cell office:value-type="string" office:string-value="(5pcs)" table:formula="of:=[.F6]" table:style-name="ce1">
            <text:p>(5pcs)</text:p>
          </table:table-cell>
          <table:table-cell office:value-type="string" table:style-name="ce1">
            <text:p>beignets</text:p>
          </table:table-cell>
          <table:table-cell table:number-columns-repeated="16377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Accras de morue</text:p>
          </table:table-cell>
          <table:table-cell table:style-name="ce1"/>
          <table:table-cell office:value-type="string" office:string-value="starters" table:formula="of:=[.D7]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office:string-value="(5pcs)" table:formula="of:=[.F7]" table:style-name="ce1">
            <text:p>(5pcs)</text:p>
          </table:table-cell>
          <table:table-cell office:value-type="string" table:style-name="ce1">
            <text:p>accras</text:p>
          </table:table-cell>
          <table:table-cell table:number-columns-repeated="16377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1">
            <text:p>Nuggets de poulet</text:p>
          </table:table-cell>
          <table:table-cell table:style-name="ce1"/>
          <table:table-cell office:value-type="string" office:string-value="starters" table:formula="of:=[.D8]" table:style-name="ce1">
            <text:p>starters</text:p>
          </table:table-cell>
          <table:table-cell office:value-type="float" office:value="5" table:style-name="ce1">
            <text:p>5</text:p>
          </table:table-cell>
          <table:table-cell office:value-type="string" office:string-value="(5pcs)" table:formula="of:=[.F8]" table:style-name="ce1">
            <text:p>(5pcs)</text:p>
          </table:table-cell>
          <table:table-cell office:value-type="string" table:style-name="ce1">
            <text:p>nuggets</text:p>
          </table:table-cell>
          <table:table-cell table:number-columns-repeated="16377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Brochette de poulet Yakitori</text:p>
          </table:table-cell>
          <table:table-cell table:style-name="ce1"/>
          <table:table-cell office:value-type="string" office:string-value="starters" table:formula="of:=[.D9]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office:string-value="(5pcs)" table:formula="of:=[.F9]" table:style-name="ce1">
            <text:p>(5pcs)</text:p>
          </table:table-cell>
          <table:table-cell office:value-type="string" table:style-name="ce1">
            <text:p>yakitori</text:p>
          </table:table-cell>
          <table:table-cell table:number-columns-repeated="16377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Brochette de boeuf au fromage</text:p>
          </table:table-cell>
          <table:table-cell table:style-name="ce1"/>
          <table:table-cell office:value-type="string" office:string-value="starters" table:formula="of:=[.D10]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office:string-value="(5pcs)" table:formula="of:=[.F10]" table:style-name="ce1">
            <text:p>(5pcs)</text:p>
          </table:table-cell>
          <table:table-cell office:value-type="string" table:style-name="ce1">
            <text:p>boeufFromage</text:p>
          </table:table-cell>
          <table:table-cell table:number-columns-repeated="16377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1">
            <text:p>Raviolis frit au porc et crevettes</text:p>
          </table:table-cell>
          <table:table-cell table:style-name="ce1"/>
          <table:table-cell office:value-type="string" office:string-value="starters" table:formula="of:=[.D11]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office:string-value="(5pcs)" table:formula="of:=[.F11]" table:style-name="ce1">
            <text:p>(5pcs)</text:p>
          </table:table-cell>
          <table:table-cell office:value-type="string" table:style-name="ce1">
            <text:p>raviolisFrits</text:p>
          </table:table-cell>
          <table:table-cell table:number-columns-repeated="16377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Xiumai aux crevettes</text:p>
          </table:table-cell>
          <table:table-cell table:style-name="ce1"/>
          <table:table-cell office:value-type="string" office:string-value="starters" table:formula="of:=[.D12]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office:string-value="(5pcs)" table:formula="of:=[.F12]" table:style-name="ce1">
            <text:p>(5pcs)</text:p>
          </table:table-cell>
          <table:table-cell office:value-type="string" table:style-name="ce1">
            <text:p>xiumai</text:p>
          </table:table-cell>
          <table:table-cell table:number-columns-repeated="16377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Hakao aux crevettes</text:p>
          </table:table-cell>
          <table:table-cell table:style-name="ce1"/>
          <table:table-cell office:value-type="string" office:string-value="starters" table:formula="of:=[.D13]" table:style-name="ce1">
            <text:p>starters</text:p>
          </table:table-cell>
          <table:table-cell office:value-type="float" office:value="6" table:style-name="ce1">
            <text:p>6</text:p>
          </table:table-cell>
          <table:table-cell office:value-type="string" office:string-value="(5pcs)" table:formula="of:=[.F13]" table:style-name="ce1">
            <text:p>(5pcs)</text:p>
          </table:table-cell>
          <table:table-cell office:value-type="string" table:style-name="ce1">
            <text:p>hakao</text:p>
          </table:table-cell>
          <table:table-cell table:number-columns-repeated="16377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1">
            <text:p>Aile de poulet farcie</text:p>
          </table:table-cell>
          <table:table-cell table:style-name="ce1"/>
          <table:table-cell office:value-type="string" office:string-value="starters" table:formula="of:=[.D14]" table:style-name="ce1">
            <text:p>starter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1pc)</text:p>
          </table:table-cell>
          <table:table-cell office:value-type="string" table:style-name="ce1">
            <text:p>ailePouletFarcie</text:p>
          </table:table-cell>
          <table:table-cell table:number-columns-repeated="16377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1">
            <text:p>Crabe farcie</text:p>
          </table:table-cell>
          <table:table-cell table:style-name="ce1"/>
          <table:table-cell office:value-type="string" office:string-value="starters" table:formula="of:=[.D15]" table:style-name="ce1">
            <text:p>starter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1pc)</text:p>
          </table:table-cell>
          <table:table-cell office:value-type="string" table:style-name="ce1">
            <text:p>crabeFarcie</text:p>
          </table:table-cell>
          <table:table-cell table:number-columns-repeated="16377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string" table:style-name="ce1">
            <text:p>Banh bao - Brioche à la vapeur</text:p>
          </table:table-cell>
          <table:table-cell table:style-name="ce1"/>
          <table:table-cell office:value-type="string" office:string-value="starters" table:formula="of:=[.D16]" table:style-name="ce1">
            <text:p>starters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(1pc)</text:p>
          </table:table-cell>
          <table:table-cell office:value-type="string" table:style-name="ce1">
            <text:p>banhBao</text:p>
          </table:table-cell>
          <table:table-cell table:number-columns-repeated="16377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1">
            <text:p>Panaché d’entrées à partger</text:p>
          </table:table-cell>
          <table:table-cell office:value-type="string" table:style-name="ce1">
            <text:p>Nems, Samoussas, Beignets de crevettes, Raviolis frits, Xiumai, Hakao, Accras de morue</text:p>
          </table:table-cell>
          <table:table-cell office:value-type="string" office:string-value="starters" table:formula="of:=[.D17]" table:style-name="ce1">
            <text:p>starter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(20pcs)</text:p>
          </table:table-cell>
          <table:table-cell office:value-type="string" table:style-name="ce1">
            <text:p>panacheEntrees</text:p>
          </table:table-cell>
          <table:table-cell table:number-columns-repeated="16377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1">
            <text:p>Rouleaux de printemps au boeuf</text:p>
          </table:table-cell>
          <table:table-cell table:style-name="ce1"/>
          <table:table-cell office:value-type="string" table:style-name="ce1">
            <text:p>roll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2pcs)</text:p>
          </table:table-cell>
          <table:table-cell office:value-type="string" table:style-name="ce1">
            <text:p>rolls</text:p>
          </table:table-cell>
          <table:table-cell table:number-columns-repeated="16377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1">
            <text:p>Rouleaux de printemps aux crevettes</text:p>
          </table:table-cell>
          <table:table-cell table:style-name="ce1"/>
          <table:table-cell office:value-type="string" office:string-value="rolls" table:formula="of:=[.D19]" table:style-name="ce1">
            <text:p>roll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2pcs)</text:p>
          </table:table-cell>
          <table:table-cell office:value-type="string" table:style-name="ce1">
            <text:p>rolls</text:p>
          </table:table-cell>
          <table:table-cell table:number-columns-repeated="16377"/>
        </table:table-row>
        <table:table-row table:style-name="ro1">
          <table:table-cell office:value-type="float" office:value="20" table:formula="of:=[.A20]+1" table:style-name="ce1">
            <text:p>20</text:p>
          </table:table-cell>
          <table:table-cell office:value-type="string" table:style-name="ce1">
            <text:p>Rouleaux de printemps au poulet</text:p>
          </table:table-cell>
          <table:table-cell table:style-name="ce1"/>
          <table:table-cell office:value-type="string" office:string-value="rolls" table:formula="of:=[.D20]" table:style-name="ce1">
            <text:p>roll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2pcs)</text:p>
          </table:table-cell>
          <table:table-cell office:value-type="string" table:style-name="ce1">
            <text:p>rolls</text:p>
          </table:table-cell>
          <table:table-cell table:number-columns-repeated="16377"/>
        </table:table-row>
        <table:table-row table:style-name="ro1">
          <table:table-cell office:value-type="float" office:value="21" table:formula="of:=[.A21]+1" table:style-name="ce1">
            <text:p>21</text:p>
          </table:table-cell>
          <table:table-cell office:value-type="string" table:style-name="ce1">
            <text:p>Rouleaux de printemps végétariens</text:p>
          </table:table-cell>
          <table:table-cell table:style-name="ce1"/>
          <table:table-cell office:value-type="string" office:string-value="rolls" table:formula="of:=[.D21]" table:style-name="ce1">
            <text:p>roll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2pcs)</text:p>
          </table:table-cell>
          <table:table-cell office:value-type="string" table:style-name="ce1">
            <text:p>rolls</text:p>
          </table:table-cell>
          <table:table-cell table:number-columns-repeated="16377"/>
        </table:table-row>
        <table:table-row table:style-name="ro1">
          <table:table-cell office:value-type="float" office:value="22" table:formula="of:=[.A22]+1" table:style-name="ce1">
            <text:p>22</text:p>
          </table:table-cell>
          <table:table-cell office:value-type="string" table:style-name="ce1">
            <text:p>Salade d’ananas aux crevettes</text:p>
          </table:table-cell>
          <table:table-cell table:style-name="ce1"/>
          <table:table-cell office:value-type="string" table:style-name="ce1">
            <text:p>salads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crevettes</text:p>
          </table:table-cell>
          <table:table-cell table:number-columns-repeated="16377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string" table:style-name="ce1">
            <text:p>Salade de poulet croustillant sauce carotte</text:p>
          </table:table-cell>
          <table:table-cell table:style-name="ce1"/>
          <table:table-cell office:value-type="string" table:style-name="ce1">
            <text:p>salads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poulet</text:p>
          </table:table-cell>
          <table:table-cell table:number-columns-repeated="16377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string" table:style-name="ce1">
            <text:p>Salade de mangue vert au canard</text:p>
          </table:table-cell>
          <table:table-cell table:style-name="ce1"/>
          <table:table-cell office:value-type="string" table:style-name="ce1">
            <text:p>salads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canard</text:p>
          </table:table-cell>
          <table:table-cell table:number-columns-repeated="16377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string" table:style-name="ce1">
            <text:p>Salade boeuf cru mariné au citron vert</text:p>
          </table:table-cell>
          <table:table-cell table:style-name="ce1"/>
          <table:table-cell office:value-type="string" table:style-name="ce1">
            <text:p>salads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bœuf</text:p>
          </table:table-cell>
          <table:table-cell table:number-columns-repeated="16377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string" table:style-name="ce1">
            <text:p>Bo Bun Nem - Vermicelle de riz, boeuf sauté, nems frits</text:p>
          </table:table-cell>
          <table:table-cell table:style-name="ce1"/>
          <table:table-cell office:value-type="string" table:style-name="ce1">
            <text:p>salad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boBun</text:p>
          </table:table-cell>
          <table:table-cell table:number-columns-repeated="16377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string" table:style-name="ce1">
            <text:p>Bo Bun Tom - Vermicelle de riz, crevettes sautées à la citronnelle, nems frits.</text:p>
          </table:table-cell>
          <table:table-cell table:style-name="ce1"/>
          <table:table-cell office:value-type="string" table:style-name="ce1">
            <text:p>salad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boBun</text:p>
          </table:table-cell>
          <table:table-cell table:number-columns-repeated="16377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string" table:style-name="ce1">
            <text:p>Bo Bun Chay - Vermicelle de riz, tofu sauté aux légumes, nem frits.</text:p>
          </table:table-cell>
          <table:table-cell table:style-name="ce1"/>
          <table:table-cell office:value-type="string" table:style-name="ce1">
            <text:p>salads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boBun</text:p>
          </table:table-cell>
          <table:table-cell table:number-columns-repeated="16377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office:value-type="string" table:style-name="ce1">
            <text:p>Nouilles sautées au porc laqué ou au poulet</text:p>
          </table:table-cell>
          <table:table-cell table:style-name="ce1"/>
          <table:table-cell office:value-type="string" table:style-name="ce1">
            <text:p>noodlesRice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nouilles</text:p>
          </table:table-cell>
          <table:table-cell table:number-columns-repeated="16377"/>
        </table:table-row>
        <table:table-row table:style-name="ro1">
          <table:table-cell office:value-type="float" office:value="30" table:formula="of:=[.A30]+1" table:style-name="ce1">
            <text:p>30</text:p>
          </table:table-cell>
          <table:table-cell office:value-type="string" table:style-name="ce1">
            <text:p>Nouilles sautées aux crevettes ou au boeuf</text:p>
          </table:table-cell>
          <table:table-cell table:style-name="ce1"/>
          <table:table-cell office:value-type="string" table:style-name="ce1">
            <text:p>noodlesRices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nouilles</text:p>
          </table:table-cell>
          <table:table-cell table:number-columns-repeated="16377"/>
        </table:table-row>
        <table:table-row table:style-name="ro1">
          <table:table-cell office:value-type="float" office:value="31" table:formula="of:=[.A31]+1" table:style-name="ce1">
            <text:p>31</text:p>
          </table:table-cell>
          <table:table-cell office:value-type="string" table:style-name="ce1">
            <text:p>Nouilles sautées aux fruits de mer</text:p>
          </table:table-cell>
          <table:table-cell table:style-name="ce1"/>
          <table:table-cell office:value-type="string" table:style-name="ce1">
            <text:p>noodlesRices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nouilles</text:p>
          </table:table-cell>
          <table:table-cell table:number-columns-repeated="16377"/>
        </table:table-row>
        <table:table-row table:style-name="ro1">
          <table:table-cell office:value-type="float" office:value="32" table:formula="of:=[.A32]+1" table:style-name="ce1">
            <text:p>32</text:p>
          </table:table-cell>
          <table:table-cell office:value-type="string" table:style-name="ce1">
            <text:p>Nouilles sautées aux légumes et tofu</text:p>
          </table:table-cell>
          <table:table-cell table:style-name="ce1"/>
          <table:table-cell office:value-type="string" table:style-name="ce1">
            <text:p>noodlesRice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nouilles</text:p>
          </table:table-cell>
          <table:table-cell table:number-columns-repeated="16377"/>
        </table:table-row>
        <table:table-row table:style-name="ro1">
          <table:table-cell office:value-type="float" office:value="33" table:formula="of:=[.A33]+1" table:style-name="ce1">
            <text:p>33</text:p>
          </table:table-cell>
          <table:table-cell office:value-type="string" table:style-name="ce1">
            <text:p>Pad Thai -Pâtes de riz sautées aux crevettes</text:p>
          </table:table-cell>
          <table:table-cell table:style-name="ce1"/>
          <table:table-cell office:value-type="string" table:style-name="ce1">
            <text:p>noodlesRices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padThai</text:p>
          </table:table-cell>
          <table:table-cell table:number-columns-repeated="16377"/>
        </table:table-row>
        <table:table-row table:style-name="ro1">
          <table:table-cell office:value-type="float" office:value="34" table:formula="of:=[.A34]+1" table:style-name="ce1">
            <text:p>34</text:p>
          </table:table-cell>
          <table:table-cell office:value-type="string" table:style-name="ce1">
            <text:p>Pad Thai - Pâtes de riz sautées au poulet</text:p>
          </table:table-cell>
          <table:table-cell table:style-name="ce1"/>
          <table:table-cell office:value-type="string" table:style-name="ce1">
            <text:p>noodlesRices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padThai</text:p>
          </table:table-cell>
          <table:table-cell table:number-columns-repeated="16377"/>
        </table:table-row>
        <table:table-row table:style-name="ro1">
          <table:table-cell office:value-type="float" office:value="35" table:formula="of:=[.A35]+1" table:style-name="ce1">
            <text:p>35</text:p>
          </table:table-cell>
          <table:table-cell office:value-type="string" table:style-name="ce1">
            <text:p>Riz sauté au porc laqué ou au poulet</text:p>
          </table:table-cell>
          <table:table-cell table:style-name="ce1"/>
          <table:table-cell office:value-type="string" table:style-name="ce1">
            <text:p>noodlesRices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riz</text:p>
          </table:table-cell>
          <table:table-cell table:number-columns-repeated="16377"/>
        </table:table-row>
        <table:table-row table:style-name="ro1">
          <table:table-cell office:value-type="float" office:value="36" table:formula="of:=[.A36]+1" table:style-name="ce1">
            <text:p>36</text:p>
          </table:table-cell>
          <table:table-cell office:value-type="string" table:style-name="ce1">
            <text:p>Riz sauté aux crevettes ou au boeuf</text:p>
          </table:table-cell>
          <table:table-cell table:style-name="ce1"/>
          <table:table-cell office:value-type="string" table:style-name="ce1">
            <text:p>noodlesRices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riz</text:p>
          </table:table-cell>
          <table:table-cell table:number-columns-repeated="16377"/>
        </table:table-row>
        <table:table-row table:style-name="ro1">
          <table:table-cell office:value-type="float" office:value="37" table:formula="of:=[.A37]+1" table:style-name="ce1">
            <text:p>37</text:p>
          </table:table-cell>
          <table:table-cell office:value-type="string" table:style-name="ce1">
            <text:p>Pho - Pâtes de riz au boeuf</text:p>
          </table:table-cell>
          <table:table-cell table:style-name="ce1"/>
          <table:table-cell office:value-type="string" table:style-name="ce1">
            <text:p>soup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ho</text:p>
          </table:table-cell>
          <table:table-cell table:number-columns-repeated="16377"/>
        </table:table-row>
        <table:table-row table:style-name="ro1">
          <table:table-cell office:value-type="float" office:value="38" table:formula="of:=[.A38]+1" table:style-name="ce1">
            <text:p>38</text:p>
          </table:table-cell>
          <table:table-cell office:value-type="string" table:style-name="ce1">
            <text:p>Bun Bo Hue - Vermicelles de riz au boeuf à la citronnelle</text:p>
          </table:table-cell>
          <table:table-cell table:style-name="ce1"/>
          <table:table-cell office:value-type="string" table:style-name="ce1">
            <text:p>soup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bunBoHue</text:p>
          </table:table-cell>
          <table:table-cell table:number-columns-repeated="16377"/>
        </table:table-row>
        <table:table-row table:style-name="ro1">
          <table:table-cell office:value-type="float" office:value="39" table:formula="of:=[.A39]+1" table:style-name="ce1">
            <text:p>39</text:p>
          </table:table-cell>
          <table:table-cell office:value-type="string" table:style-name="ce1">
            <text:p>Hu Tieu - Vermicelles de riz aux crevettes et porc laqué</text:p>
          </table:table-cell>
          <table:table-cell table:style-name="ce1"/>
          <table:table-cell office:value-type="string" table:style-name="ce1">
            <text:p>soup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huTieu</text:p>
          </table:table-cell>
          <table:table-cell table:number-columns-repeated="16377"/>
        </table:table-row>
        <table:table-row table:style-name="ro1">
          <table:table-cell office:value-type="float" office:value="40" table:formula="of:=[.A40]+1" table:style-name="ce1">
            <text:p>40</text:p>
          </table:table-cell>
          <table:table-cell office:value-type="string" table:style-name="ce1">
            <text:p>Porc au caramel traditionnel poivré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accompagnement de votre choix</text:p>
          </table:table-cell>
          <table:table-cell office:value-type="string" table:style-name="ce1">
            <text:p>porcCaramel</text:p>
          </table:table-cell>
          <table:table-cell table:number-columns-repeated="16377"/>
        </table:table-row>
        <table:table-row table:style-name="ro1">
          <table:table-cell office:value-type="float" office:value="41" table:formula="of:=[.A41]+1" table:style-name="ce1">
            <text:p>41</text:p>
          </table:table-cell>
          <table:table-cell office:value-type="string" table:style-name="ce1">
            <text:p>Porc laqué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2" table:style-name="ce1">
            <text:p>12</text:p>
          </table:table-cell>
          <table:table-cell office:value-type="string" office:string-value="1 accompagnement de votre choix" table:formula="of:=[.F41]" table:style-name="ce1">
            <text:p>1 accompagnement de votre choix</text:p>
          </table:table-cell>
          <table:table-cell office:value-type="string" table:style-name="ce1">
            <text:p>porcLaque</text:p>
          </table:table-cell>
          <table:table-cell table:number-columns-repeated="16377"/>
        </table:table-row>
        <table:table-row table:style-name="ro1">
          <table:table-cell office:value-type="float" office:value="42" table:formula="of:=[.A42]+1" table:style-name="ce1">
            <text:p>42</text:p>
          </table:table-cell>
          <table:table-cell office:value-type="string" table:style-name="ce1">
            <text:p>Poulet au curry rouge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2" table:style-name="ce1">
            <text:p>12</text:p>
          </table:table-cell>
          <table:table-cell office:value-type="string" office:string-value="1 accompagnement de votre choix" table:formula="of:=[.F42]" table:style-name="ce1">
            <text:p>1 accompagnement de votre choix</text:p>
          </table:table-cell>
          <table:table-cell office:value-type="string" table:style-name="ce1">
            <text:p>pouletCurry</text:p>
          </table:table-cell>
          <table:table-cell table:number-columns-repeated="16377"/>
        </table:table-row>
        <table:table-row table:style-name="ro1">
          <table:table-cell office:value-type="float" office:value="43" table:formula="of:=[.A43]+1" table:style-name="ce1">
            <text:p>43</text:p>
          </table:table-cell>
          <table:table-cell office:value-type="string" table:style-name="ce1">
            <text:p>Poulet au gingembre et feuilles de citronnier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2" table:style-name="ce1">
            <text:p>12</text:p>
          </table:table-cell>
          <table:table-cell office:value-type="string" office:string-value="1 accompagnement de votre choix" table:formula="of:=[.F43]" table:style-name="ce1">
            <text:p>1 accompagnement de votre choix</text:p>
          </table:table-cell>
          <table:table-cell office:value-type="string" table:style-name="ce1">
            <text:p>pouletGing</text:p>
          </table:table-cell>
          <table:table-cell table:number-columns-repeated="16377"/>
        </table:table-row>
        <table:table-row table:style-name="ro1">
          <table:table-cell office:value-type="float" office:value="44" table:formula="of:=[.A44]+1" table:style-name="ce1">
            <text:p>44</text:p>
          </table:table-cell>
          <table:table-cell office:value-type="string" table:style-name="ce1">
            <text:p>Poulet aux noix de cajou, poivron, oignon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2" table:style-name="ce1">
            <text:p>12</text:p>
          </table:table-cell>
          <table:table-cell office:value-type="string" office:string-value="1 accompagnement de votre choix" table:formula="of:=[.F44]" table:style-name="ce1">
            <text:p>1 accompagnement de votre choix</text:p>
          </table:table-cell>
          <table:table-cell office:value-type="string" table:style-name="ce1">
            <text:p>pouletCajou</text:p>
          </table:table-cell>
          <table:table-cell table:number-columns-repeated="16377"/>
        </table:table-row>
        <table:table-row table:style-name="ro1">
          <table:table-cell office:value-type="float" office:value="45" table:formula="of:=[.A45]+1" table:style-name="ce1">
            <text:p>45</text:p>
          </table:table-cell>
          <table:table-cell office:value-type="string" table:style-name="ce1">
            <text:p>Seiche au sel et poivre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45]" table:style-name="ce1">
            <text:p>1 accompagnement de votre choix</text:p>
          </table:table-cell>
          <table:table-cell office:value-type="string" table:style-name="ce1">
            <text:p>seiche</text:p>
          </table:table-cell>
          <table:table-cell table:number-columns-repeated="16377"/>
        </table:table-row>
        <table:table-row table:style-name="ro1">
          <table:table-cell office:value-type="float" office:value="46" table:formula="of:=[.A46]+1" table:style-name="ce1">
            <text:p>46</text:p>
          </table:table-cell>
          <table:table-cell office:value-type="string" table:style-name="ce1">
            <text:p>Seiche saisie aux 5 épice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46]" table:style-name="ce1">
            <text:p>1 accompagnement de votre choix</text:p>
          </table:table-cell>
          <table:table-cell office:value-type="string" table:style-name="ce1">
            <text:p>seiche</text:p>
          </table:table-cell>
          <table:table-cell table:number-columns-repeated="16377"/>
        </table:table-row>
        <table:table-row table:style-name="ro1">
          <table:table-cell office:value-type="float" office:value="47" table:formula="of:=[.A47]+1" table:style-name="ce1">
            <text:p>47</text:p>
          </table:table-cell>
          <table:table-cell office:value-type="string" table:style-name="ce1">
            <text:p>Seiche sautées aux basilic Thai, piments, poivron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47]" table:style-name="ce1">
            <text:p>1 accompagnement de votre choix</text:p>
          </table:table-cell>
          <table:table-cell office:value-type="string" table:style-name="ce1">
            <text:p>seiche</text:p>
          </table:table-cell>
          <table:table-cell table:number-columns-repeated="16377"/>
        </table:table-row>
        <table:table-row table:style-name="ro1">
          <table:table-cell office:value-type="float" office:value="48" table:formula="of:=[.A48]+1" table:style-name="ce1">
            <text:p>48</text:p>
          </table:table-cell>
          <table:table-cell office:value-type="string" table:style-name="ce1">
            <text:p>Boeuf aux oignon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48]" table:style-name="ce1">
            <text:p>1 accompagnement de votre choix</text:p>
          </table:table-cell>
          <table:table-cell office:value-type="string" table:style-name="ce1">
            <text:p>bœuf</text:p>
          </table:table-cell>
          <table:table-cell table:number-columns-repeated="16377"/>
        </table:table-row>
        <table:table-row table:style-name="ro1">
          <table:table-cell office:value-type="float" office:value="49" table:formula="of:=[.A49]+1" table:style-name="ce1">
            <text:p>49</text:p>
          </table:table-cell>
          <table:table-cell office:value-type="string" table:style-name="ce1">
            <text:p>Boeuf sautées aux basilic Thai, piments, poivron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49]" table:style-name="ce1">
            <text:p>1 accompagnement de votre choix</text:p>
          </table:table-cell>
          <table:table-cell office:value-type="string" table:style-name="ce1">
            <text:p>boeuf</text:p>
          </table:table-cell>
          <table:table-cell table:number-columns-repeated="16377"/>
        </table:table-row>
        <table:table-row table:style-name="ro1">
          <table:table-cell office:value-type="float" office:value="50" table:formula="of:=[.A50]+1" table:style-name="ce1">
            <text:p>50</text:p>
          </table:table-cell>
          <table:table-cell office:value-type="string" table:style-name="ce1">
            <text:p>“Bo luc lac” Dés de boeuf marinés et sauté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50]" table:style-name="ce1">
            <text:p>1 accompagnement de votre choix</text:p>
          </table:table-cell>
          <table:table-cell office:value-type="string" table:style-name="ce1">
            <text:p>boLucLac</text:p>
          </table:table-cell>
          <table:table-cell table:number-columns-repeated="16377"/>
        </table:table-row>
        <table:table-row table:style-name="ro1">
          <table:table-cell office:value-type="float" office:value="51" table:formula="of:=[.A51]+1" table:style-name="ce1">
            <text:p>51</text:p>
          </table:table-cell>
          <table:table-cell office:value-type="string" table:style-name="ce1">
            <text:p>Crevettes grillées aux sel et poivre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2" table:style-name="ce1">
            <text:p>12</text:p>
          </table:table-cell>
          <table:table-cell office:value-type="string" office:string-value="1 accompagnement de votre choix" table:formula="of:=[.F51]" table:style-name="ce1">
            <text:p>1 accompagnement de votre choix</text:p>
          </table:table-cell>
          <table:table-cell office:value-type="string" table:style-name="ce1">
            <text:p>crevettes</text:p>
          </table:table-cell>
          <table:table-cell table:number-columns-repeated="16377"/>
        </table:table-row>
        <table:table-row table:style-name="ro1">
          <table:table-cell office:value-type="float" office:value="52" table:formula="of:=[.A52]+1" table:style-name="ce1">
            <text:p>52</text:p>
          </table:table-cell>
          <table:table-cell office:value-type="string" table:style-name="ce1">
            <text:p>Crevettes à la sauce aigre-douce ou piquante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2" table:style-name="ce1">
            <text:p>12</text:p>
          </table:table-cell>
          <table:table-cell office:value-type="string" office:string-value="1 accompagnement de votre choix" table:formula="of:=[.F52]" table:style-name="ce1">
            <text:p>1 accompagnement de votre choix</text:p>
          </table:table-cell>
          <table:table-cell office:value-type="string" table:style-name="ce1">
            <text:p>crevettes</text:p>
          </table:table-cell>
          <table:table-cell table:number-columns-repeated="16377"/>
        </table:table-row>
        <table:table-row table:style-name="ro1">
          <table:table-cell office:value-type="float" office:value="53" table:formula="of:=[.A53]+1" table:style-name="ce1">
            <text:p>53</text:p>
          </table:table-cell>
          <table:table-cell office:value-type="string" table:style-name="ce1">
            <text:p>Crevettes sautées aux basilic Thai, piments, poivron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2" table:style-name="ce1">
            <text:p>12</text:p>
          </table:table-cell>
          <table:table-cell office:value-type="string" office:string-value="1 accompagnement de votre choix" table:formula="of:=[.F53]" table:style-name="ce1">
            <text:p>1 accompagnement de votre choix</text:p>
          </table:table-cell>
          <table:table-cell office:value-type="string" table:style-name="ce1">
            <text:p>crevettes</text:p>
          </table:table-cell>
          <table:table-cell table:number-columns-repeated="16377"/>
        </table:table-row>
        <table:table-row table:style-name="ro1">
          <table:table-cell office:value-type="float" office:value="54" table:formula="of:=[.A54]+1" table:style-name="ce1">
            <text:p>54</text:p>
          </table:table-cell>
          <table:table-cell office:value-type="string" table:style-name="ce1">
            <text:p>Canard laqué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54]" table:style-name="ce1">
            <text:p>1 accompagnement de votre choix</text:p>
          </table:table-cell>
          <table:table-cell office:value-type="string" table:style-name="ce1">
            <text:p>canardLaque</text:p>
          </table:table-cell>
          <table:table-cell table:number-columns-repeated="16377"/>
        </table:table-row>
        <table:table-row table:style-name="ro1">
          <table:table-cell office:value-type="float" office:value="55" table:formula="of:=[.A55]+1" table:style-name="ce1">
            <text:p>55</text:p>
          </table:table-cell>
          <table:table-cell office:value-type="string" table:style-name="ce1">
            <text:p>Emincé de canard à l’anana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55]" table:style-name="ce1">
            <text:p>1 accompagnement de votre choix</text:p>
          </table:table-cell>
          <table:table-cell office:value-type="string" table:style-name="ce1">
            <text:p>canardEmince</text:p>
          </table:table-cell>
          <table:table-cell table:number-columns-repeated="16377"/>
        </table:table-row>
        <table:table-row table:style-name="ro1">
          <table:table-cell office:value-type="float" office:value="56" table:formula="of:=[.A56]+1" table:style-name="ce1">
            <text:p>56</text:p>
          </table:table-cell>
          <table:table-cell office:value-type="string" table:style-name="ce1">
            <text:p>Magret de canart mariné au miel et soja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56]" table:style-name="ce1">
            <text:p>1 accompagnement de votre choix</text:p>
          </table:table-cell>
          <table:table-cell office:value-type="string" table:style-name="ce1">
            <text:p>magretCanard</text:p>
          </table:table-cell>
          <table:table-cell table:number-columns-repeated="16377"/>
        </table:table-row>
        <table:table-row table:style-name="ro1">
          <table:table-cell office:value-type="float" office:value="57" table:formula="of:=[.A57]+1" table:style-name="ce1">
            <text:p>57</text:p>
          </table:table-cell>
          <table:table-cell office:value-type="string" table:style-name="ce1">
            <text:p>Pavé de thon grillé à la sauce teriyaki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57]" table:style-name="ce1">
            <text:p>1 accompagnement de votre choix</text:p>
          </table:table-cell>
          <table:table-cell office:value-type="string" table:style-name="ce1">
            <text:p>paveThon</text:p>
          </table:table-cell>
          <table:table-cell table:number-columns-repeated="16377"/>
        </table:table-row>
        <table:table-row table:style-name="ro1">
          <table:table-cell office:value-type="float" office:value="58" table:formula="of:=[.A58]+1" table:style-name="ce1">
            <text:p>58</text:p>
          </table:table-cell>
          <table:table-cell office:value-type="string" table:style-name="ce1">
            <text:p>Pave de saumon à la sauce piquante ou 5 épice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4" table:style-name="ce1">
            <text:p>14</text:p>
          </table:table-cell>
          <table:table-cell office:value-type="string" office:string-value="1 accompagnement de votre choix" table:formula="of:=[.F58]" table:style-name="ce1">
            <text:p>1 accompagnement de votre choix</text:p>
          </table:table-cell>
          <table:table-cell office:value-type="string" table:style-name="ce1">
            <text:p>paveSaumon</text:p>
          </table:table-cell>
          <table:table-cell table:number-columns-repeated="16377"/>
        </table:table-row>
        <table:table-row table:style-name="ro1">
          <table:table-cell office:value-type="float" office:value="59" table:formula="of:=[.A59]+1" table:style-name="ce1">
            <text:p>59</text:p>
          </table:table-cell>
          <table:table-cell office:value-type="string" table:style-name="ce1">
            <text:p>Tofu farci aux champignons noirs et vermicelles</text:p>
          </table:table-cell>
          <table:table-cell table:style-name="ce1"/>
          <table:table-cell office:value-type="string" table:style-name="ce1">
            <text:p>meals</text:p>
          </table:table-cell>
          <table:table-cell office:value-type="float" office:value="10" table:style-name="ce1">
            <text:p>10</text:p>
          </table:table-cell>
          <table:table-cell office:value-type="string" office:string-value="1 accompagnement de votre choix" table:formula="of:=[.F59]" table:style-name="ce1">
            <text:p>1 accompagnement de votre choix</text:p>
          </table:table-cell>
          <table:table-cell office:value-type="string" table:style-name="ce1">
            <text:p>tofu</text:p>
          </table:table-cell>
          <table:table-cell table:number-columns-repeated="16377"/>
        </table:table-row>
        <table:table-row table:style-name="ro1">
          <table:table-cell office:value-type="float" office:value="60" table:formula="of:=[.A60]+1" table:style-name="ce1">
            <text:p>60</text:p>
          </table:table-cell>
          <table:table-cell office:value-type="string" table:style-name="ce1">
            <text:p>Nouilles sautées aux légumes</text:p>
          </table:table-cell>
          <table:table-cell table:style-name="ce1"/>
          <table:table-cell office:value-type="string" table:style-name="ce1">
            <text:p>accompagniments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ouilles</text:p>
          </table:table-cell>
          <table:table-cell table:number-columns-repeated="16377"/>
        </table:table-row>
        <table:table-row table:style-name="ro1">
          <table:table-cell office:value-type="float" office:value="61" table:formula="of:=[.A61]+1" table:style-name="ce1">
            <text:p>61</text:p>
          </table:table-cell>
          <table:table-cell office:value-type="string" table:style-name="ce1">
            <text:p>Riz cantonnais</text:p>
          </table:table-cell>
          <table:table-cell table:style-name="ce1"/>
          <table:table-cell office:value-type="string" table:style-name="ce1">
            <text:p>accompagniments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rizCan</text:p>
          </table:table-cell>
          <table:table-cell table:number-columns-repeated="16377"/>
        </table:table-row>
        <table:table-row table:style-name="ro1">
          <table:table-cell office:value-type="float" office:value="62" table:formula="of:=[.A62]+1" table:style-name="ce1">
            <text:p>62</text:p>
          </table:table-cell>
          <table:table-cell office:value-type="string" table:style-name="ce1">
            <text:p>Riz sauté à l’ail</text:p>
          </table:table-cell>
          <table:table-cell table:style-name="ce1"/>
          <table:table-cell office:value-type="string" table:style-name="ce1">
            <text:p>accompagniments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rizAil</text:p>
          </table:table-cell>
          <table:table-cell table:number-columns-repeated="16377"/>
        </table:table-row>
        <table:table-row table:style-name="ro1">
          <table:table-cell office:value-type="float" office:value="63" table:formula="of:=[.A63]+1" table:style-name="ce1">
            <text:p>63</text:p>
          </table:table-cell>
          <table:table-cell office:value-type="string" table:style-name="ce1">
            <text:p>Riz nature parfumé</text:p>
          </table:table-cell>
          <table:table-cell table:style-name="ce1"/>
          <table:table-cell office:value-type="string" table:style-name="ce1">
            <text:p>accompagniment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iz</text:p>
          </table:table-cell>
          <table:table-cell table:number-columns-repeated="16377"/>
        </table:table-row>
        <table:table-row table:style-name="ro1">
          <table:table-cell office:value-type="float" office:value="64" table:formula="of:=[.A64]+1" table:style-name="ce1">
            <text:p>64</text:p>
          </table:table-cell>
          <table:table-cell office:value-type="string" table:style-name="ce1">
            <text:p>“Banh Mi” porc laqué</text:p>
          </table:table-cell>
          <table:table-cell table:style-name="ce1"/>
          <table:table-cell office:value-type="string" table:style-name="ce1">
            <text:p>sandwichs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banhMi</text:p>
          </table:table-cell>
          <table:table-cell table:number-columns-repeated="16377"/>
        </table:table-row>
        <table:table-row table:style-name="ro1">
          <table:table-cell office:value-type="float" office:value="65" table:formula="of:=[.A65]+1" table:style-name="ce1">
            <text:p>65</text:p>
          </table:table-cell>
          <table:table-cell office:value-type="string" table:style-name="ce1">
            <text:p>Maki: Saumon/Saumon avocat/Saumon cheese</text:p>
          </table:table-cell>
          <table:table-cell table:style-name="ce1"/>
          <table:table-cell office:value-type="string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8pcs)</text:p>
          </table:table-cell>
          <table:table-cell office:value-type="string" table:style-name="ce1">
            <text:p>maki</text:p>
          </table:table-cell>
          <table:table-cell table:number-columns-repeated="16377"/>
        </table:table-row>
        <table:table-row table:style-name="ro1">
          <table:table-cell office:value-type="float" office:value="66" table:formula="of:=[.A66]+1" table:style-name="ce1">
            <text:p>66</text:p>
          </table:table-cell>
          <table:table-cell office:value-type="string" table:style-name="ce1">
            <text:p>Maki: Avocat cheese/Chèvre miel/Concombre chees</text:p>
          </table:table-cell>
          <table:table-cell table:style-name="ce1"/>
          <table:table-cell office:value-type="string" office:string-value="japon" table:formula="of:=[.D66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66]" table:style-name="ce1">
            <text:p>(8pcs)</text:p>
          </table:table-cell>
          <table:table-cell office:value-type="string" office:string-value="maki" table:formula="of:=[.G66]" table:style-name="ce1">
            <text:p>maki</text:p>
          </table:table-cell>
          <table:table-cell table:number-columns-repeated="16377"/>
        </table:table-row>
        <table:table-row table:style-name="ro1">
          <table:table-cell office:value-type="float" office:value="67" table:formula="of:=[.A67]+1" table:style-name="ce1">
            <text:p>67</text:p>
          </table:table-cell>
          <table:table-cell office:value-type="string" table:style-name="ce1">
            <text:p>Maki: Thon/Thon cheese/ Thon avocat</text:p>
          </table:table-cell>
          <table:table-cell table:style-name="ce1"/>
          <table:table-cell office:value-type="string" office:string-value="japon" table:formula="of:=[.D67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67]" table:style-name="ce1">
            <text:p>(8pcs)</text:p>
          </table:table-cell>
          <table:table-cell office:value-type="string" office:string-value="maki" table:formula="of:=[.G67]" table:style-name="ce1">
            <text:p>maki</text:p>
          </table:table-cell>
          <table:table-cell table:number-columns-repeated="16377"/>
        </table:table-row>
        <table:table-row table:style-name="ro1">
          <table:table-cell office:value-type="float" office:value="68" table:formula="of:=[.A68]+1" table:style-name="ce1">
            <text:p>68</text:p>
          </table:table-cell>
          <table:table-cell office:value-type="string" table:style-name="ce1">
            <text:p>Maki: Saumon cuit, avocat/Thon cuit, avocat</text:p>
          </table:table-cell>
          <table:table-cell table:style-name="ce1"/>
          <table:table-cell office:value-type="string" office:string-value="japon" table:formula="of:=[.D68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68]" table:style-name="ce1">
            <text:p>(8pcs)</text:p>
          </table:table-cell>
          <table:table-cell office:value-type="string" office:string-value="maki" table:formula="of:=[.G68]" table:style-name="ce1">
            <text:p>maki</text:p>
          </table:table-cell>
          <table:table-cell table:number-columns-repeated="16377"/>
        </table:table-row>
        <table:table-row table:style-name="ro1">
          <table:table-cell office:value-type="float" office:value="69" table:formula="of:=[.A69]+1" table:style-name="ce1">
            <text:p>69</text:p>
          </table:table-cell>
          <table:table-cell office:value-type="string" table:style-name="ce1">
            <text:p>Maki: Crevette tempura avocat ou concombre ou cheese</text:p>
          </table:table-cell>
          <table:table-cell table:style-name="ce1"/>
          <table:table-cell office:value-type="string" office:string-value="japon" table:formula="of:=[.D69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69]" table:style-name="ce1">
            <text:p>(8pcs)</text:p>
          </table:table-cell>
          <table:table-cell office:value-type="string" office:string-value="maki" table:formula="of:=[.G69]" table:style-name="ce1">
            <text:p>maki</text:p>
          </table:table-cell>
          <table:table-cell table:number-columns-repeated="16377"/>
        </table:table-row>
        <table:table-row table:style-name="ro1">
          <table:table-cell office:value-type="float" office:value="70" table:formula="of:=[.A70]+1" table:style-name="ce1">
            <text:p>70</text:p>
          </table:table-cell>
          <table:table-cell office:value-type="string" table:style-name="ce1">
            <text:p>Maki: Poulet frit avocat ou concombre ou cheese</text:p>
          </table:table-cell>
          <table:table-cell table:style-name="ce1"/>
          <table:table-cell office:value-type="string" office:string-value="japon" table:formula="of:=[.D70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70]" table:style-name="ce1">
            <text:p>(8pcs)</text:p>
          </table:table-cell>
          <table:table-cell office:value-type="string" office:string-value="maki" table:formula="of:=[.G70]" table:style-name="ce1">
            <text:p>maki</text:p>
          </table:table-cell>
          <table:table-cell table:number-columns-repeated="16377"/>
        </table:table-row>
        <table:table-row table:style-name="ro1">
          <table:table-cell office:value-type="float" office:value="71" table:formula="of:=[.A71]+1" table:style-name="ce1">
            <text:p>71</text:p>
          </table:table-cell>
          <table:table-cell office:value-type="string" table:style-name="ce1">
            <text:p>Maki: Avocat/Concombre</text:p>
          </table:table-cell>
          <table:table-cell table:style-name="ce1"/>
          <table:table-cell office:value-type="string" office:string-value="japon" table:formula="of:=[.D71]" table:style-name="ce1">
            <text:p>japon</text:p>
          </table:table-cell>
          <table:table-cell office:value-type="string" table:style-name="ce1">
            <text:p>4.5</text:p>
          </table:table-cell>
          <table:table-cell office:value-type="string" office:string-value="(8pcs)" table:formula="of:=[.F71]" table:style-name="ce1">
            <text:p>(8pcs)</text:p>
          </table:table-cell>
          <table:table-cell office:value-type="string" office:string-value="maki" table:formula="of:=[.G71]" table:style-name="ce1">
            <text:p>maki</text:p>
          </table:table-cell>
          <table:table-cell table:number-columns-repeated="16377"/>
        </table:table-row>
        <table:table-row table:style-name="ro1">
          <table:table-cell office:value-type="float" office:value="72" table:formula="of:=[.A72]+1" table:style-name="ce1">
            <text:p>72</text:p>
          </table:table-cell>
          <table:table-cell office:value-type="string" table:style-name="ce1">
            <text:p>California: Saumon/Saumon avocat/Saumon cheese</text:p>
          </table:table-cell>
          <table:table-cell table:style-name="ce1"/>
          <table:table-cell office:value-type="string" office:string-value="japon" table:formula="of:=[.D72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8pcs)</text:p>
          </table:table-cell>
          <table:table-cell office:value-type="string" table:style-name="ce1">
            <text:p>california</text:p>
          </table:table-cell>
          <table:table-cell table:number-columns-repeated="16377"/>
        </table:table-row>
        <table:table-row table:style-name="ro1">
          <table:table-cell office:value-type="float" office:value="73" table:formula="of:=[.A73]+1" table:style-name="ce1">
            <text:p>73</text:p>
          </table:table-cell>
          <table:table-cell office:value-type="string" table:style-name="ce1">
            <text:p>California: Avocat cheese/Chèvre miel/Concombre chees</text:p>
          </table:table-cell>
          <table:table-cell table:style-name="ce1"/>
          <table:table-cell office:value-type="string" office:string-value="japon" table:formula="of:=[.D73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73]" table:style-name="ce1">
            <text:p>(8pcs)</text:p>
          </table:table-cell>
          <table:table-cell office:value-type="string" office:string-value="california" table:formula="of:=[.G73]" table:style-name="ce1">
            <text:p>california</text:p>
          </table:table-cell>
          <table:table-cell table:number-columns-repeated="16377"/>
        </table:table-row>
        <table:table-row table:style-name="ro1">
          <table:table-cell office:value-type="float" office:value="74" table:formula="of:=[.A74]+1" table:style-name="ce1">
            <text:p>74</text:p>
          </table:table-cell>
          <table:table-cell office:value-type="string" table:style-name="ce1">
            <text:p>California: Thon/Thon cheese/ Thon avocat</text:p>
          </table:table-cell>
          <table:table-cell table:style-name="ce1"/>
          <table:table-cell office:value-type="string" office:string-value="japon" table:formula="of:=[.D74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74]" table:style-name="ce1">
            <text:p>(8pcs)</text:p>
          </table:table-cell>
          <table:table-cell office:value-type="string" office:string-value="california" table:formula="of:=[.G74]" table:style-name="ce1">
            <text:p>california</text:p>
          </table:table-cell>
          <table:table-cell table:number-columns-repeated="16377"/>
        </table:table-row>
        <table:table-row table:style-name="ro1">
          <table:table-cell office:value-type="float" office:value="75" table:formula="of:=[.A75]+1" table:style-name="ce1">
            <text:p>75</text:p>
          </table:table-cell>
          <table:table-cell office:value-type="string" table:style-name="ce1">
            <text:p>California: Saumon cuit, avocat/Thon cuit, avocat</text:p>
          </table:table-cell>
          <table:table-cell table:style-name="ce1"/>
          <table:table-cell office:value-type="string" office:string-value="japon" table:formula="of:=[.D75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75]" table:style-name="ce1">
            <text:p>(8pcs)</text:p>
          </table:table-cell>
          <table:table-cell office:value-type="string" office:string-value="california" table:formula="of:=[.G75]" table:style-name="ce1">
            <text:p>california</text:p>
          </table:table-cell>
          <table:table-cell table:number-columns-repeated="16377"/>
        </table:table-row>
        <table:table-row table:style-name="ro1">
          <table:table-cell office:value-type="float" office:value="76" table:formula="of:=[.A76]+1" table:style-name="ce1">
            <text:p>76</text:p>
          </table:table-cell>
          <table:table-cell office:value-type="string" table:style-name="ce1">
            <text:p>California: Crevette tempura avocat ou concombre ou cheese</text:p>
          </table:table-cell>
          <table:table-cell table:style-name="ce1"/>
          <table:table-cell office:value-type="string" office:string-value="japon" table:formula="of:=[.D76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76]" table:style-name="ce1">
            <text:p>(8pcs)</text:p>
          </table:table-cell>
          <table:table-cell office:value-type="string" office:string-value="california" table:formula="of:=[.G76]" table:style-name="ce1">
            <text:p>california</text:p>
          </table:table-cell>
          <table:table-cell table:number-columns-repeated="16377"/>
        </table:table-row>
        <table:table-row table:style-name="ro1">
          <table:table-cell office:value-type="float" office:value="77" table:formula="of:=[.A77]+1" table:style-name="ce1">
            <text:p>77</text:p>
          </table:table-cell>
          <table:table-cell office:value-type="string" table:style-name="ce1">
            <text:p>California: Poulet frit avocat ou concombre ou cheese</text:p>
          </table:table-cell>
          <table:table-cell table:style-name="ce1"/>
          <table:table-cell office:value-type="string" office:string-value="japon" table:formula="of:=[.D77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77]" table:style-name="ce1">
            <text:p>(8pcs)</text:p>
          </table:table-cell>
          <table:table-cell office:value-type="string" office:string-value="california" table:formula="of:=[.G77]" table:style-name="ce1">
            <text:p>california</text:p>
          </table:table-cell>
          <table:table-cell table:number-columns-repeated="16377"/>
        </table:table-row>
        <table:table-row table:style-name="ro1">
          <table:table-cell office:value-type="float" office:value="78" table:formula="of:=[.A78]+1" table:style-name="ce1">
            <text:p>78</text:p>
          </table:table-cell>
          <table:table-cell office:value-type="string" table:style-name="ce1">
            <text:p>California: Avocat/Concombre</text:p>
          </table:table-cell>
          <table:table-cell table:style-name="ce1"/>
          <table:table-cell office:value-type="string" office:string-value="japon" table:formula="of:=[.D78]" table:style-name="ce1">
            <text:p>japon</text:p>
          </table:table-cell>
          <table:table-cell office:value-type="string" table:style-name="ce1">
            <text:p>4.5</text:p>
          </table:table-cell>
          <table:table-cell office:value-type="string" office:string-value="(8pcs)" table:formula="of:=[.F78]" table:style-name="ce1">
            <text:p>(8pcs)</text:p>
          </table:table-cell>
          <table:table-cell office:value-type="string" office:string-value="california" table:formula="of:=[.G78]" table:style-name="ce1">
            <text:p>california</text:p>
          </table:table-cell>
          <table:table-cell table:number-columns-repeated="16377"/>
        </table:table-row>
        <table:table-row table:style-name="ro1">
          <table:table-cell office:value-type="float" office:value="79" table:formula="of:=[.A79]+1" table:style-name="ce1">
            <text:p>79</text:p>
          </table:table-cell>
          <table:table-cell office:value-type="string" table:style-name="ce1">
            <text:p>Saumon rolls: Saumon/Saumon avocat/Saumon cheese</text:p>
          </table:table-cell>
          <table:table-cell table:style-name="ce1"/>
          <table:table-cell office:value-type="string" office:string-value="japon" table:formula="of:=[.D79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8pcs)</text:p>
          </table:table-cell>
          <table:table-cell office:value-type="string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80" table:formula="of:=[.A80]+1" table:style-name="ce1">
            <text:p>80</text:p>
          </table:table-cell>
          <table:table-cell office:value-type="string" table:style-name="ce1">
            <text:p>Saumon rolls: Avocat cheese/Chèvre miel/Concombre chees</text:p>
          </table:table-cell>
          <table:table-cell table:style-name="ce1"/>
          <table:table-cell office:value-type="string" office:string-value="japon" table:formula="of:=[.D80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80]" table:style-name="ce1">
            <text:p>(8pcs)</text:p>
          </table:table-cell>
          <table:table-cell office:value-type="string" office:string-value="saumonRolls" table:formula="of:=[.G80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81" table:formula="of:=[.A81]+1" table:style-name="ce1">
            <text:p>81</text:p>
          </table:table-cell>
          <table:table-cell office:value-type="string" table:style-name="ce1">
            <text:p>Saumon rolls: Thon/Thon cheese/ Thon avocat</text:p>
          </table:table-cell>
          <table:table-cell table:style-name="ce1"/>
          <table:table-cell office:value-type="string" office:string-value="japon" table:formula="of:=[.D81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81]" table:style-name="ce1">
            <text:p>(8pcs)</text:p>
          </table:table-cell>
          <table:table-cell office:value-type="string" office:string-value="saumonRolls" table:formula="of:=[.G81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82" table:formula="of:=[.A82]+1" table:style-name="ce1">
            <text:p>82</text:p>
          </table:table-cell>
          <table:table-cell office:value-type="string" table:style-name="ce1">
            <text:p>Saumon rolls: Saumon cuit, avocat/Thon cuit, avocat</text:p>
          </table:table-cell>
          <table:table-cell table:style-name="ce1"/>
          <table:table-cell office:value-type="string" office:string-value="japon" table:formula="of:=[.D82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82]" table:style-name="ce1">
            <text:p>(8pcs)</text:p>
          </table:table-cell>
          <table:table-cell office:value-type="string" office:string-value="saumonRolls" table:formula="of:=[.G82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83" table:formula="of:=[.A83]+1" table:style-name="ce1">
            <text:p>83</text:p>
          </table:table-cell>
          <table:table-cell office:value-type="string" table:style-name="ce1">
            <text:p>Saumon rolls: Crevette tempura avocat ou concombre ou cheese</text:p>
          </table:table-cell>
          <table:table-cell table:style-name="ce1"/>
          <table:table-cell office:value-type="string" office:string-value="japon" table:formula="of:=[.D83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83]" table:style-name="ce1">
            <text:p>(8pcs)</text:p>
          </table:table-cell>
          <table:table-cell office:value-type="string" office:string-value="saumonRolls" table:formula="of:=[.G83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84" table:formula="of:=[.A84]+1" table:style-name="ce1">
            <text:p>84</text:p>
          </table:table-cell>
          <table:table-cell office:value-type="string" table:style-name="ce1">
            <text:p>Saumon rolls: Poulet frit avocat ou concombre ou cheese</text:p>
          </table:table-cell>
          <table:table-cell table:style-name="ce1"/>
          <table:table-cell office:value-type="string" office:string-value="japon" table:formula="of:=[.D84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84]" table:style-name="ce1">
            <text:p>(8pcs)</text:p>
          </table:table-cell>
          <table:table-cell office:value-type="string" office:string-value="saumonRolls" table:formula="of:=[.G84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85" table:formula="of:=[.A85]+1" table:style-name="ce1">
            <text:p>85</text:p>
          </table:table-cell>
          <table:table-cell office:value-type="string" table:style-name="ce1">
            <text:p>Saumon rolls: Avocat/Concombre</text:p>
          </table:table-cell>
          <table:table-cell table:style-name="ce1"/>
          <table:table-cell office:value-type="string" office:string-value="japon" table:formula="of:=[.D85]" table:style-name="ce1">
            <text:p>japon</text:p>
          </table:table-cell>
          <table:table-cell office:value-type="string" table:style-name="ce1">
            <text:p>4.5</text:p>
          </table:table-cell>
          <table:table-cell office:value-type="string" office:string-value="(8pcs)" table:formula="of:=[.F85]" table:style-name="ce1">
            <text:p>(8pcs)</text:p>
          </table:table-cell>
          <table:table-cell office:value-type="string" office:string-value="saumonRolls" table:formula="of:=[.G85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86" table:formula="of:=[.A86]+1" table:style-name="ce1">
            <text:p>86</text:p>
          </table:table-cell>
          <table:table-cell office:value-type="string" table:style-name="ce1">
            <text:p>Printemps: Saumon/Saumon avocat/Saumon cheese</text:p>
          </table:table-cell>
          <table:table-cell table:style-name="ce1"/>
          <table:table-cell office:value-type="string" office:string-value="japon" table:formula="of:=[.D86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8pcs)</text:p>
          </table:table-cell>
          <table:table-cell office:value-type="string" table:style-name="ce1">
            <text:p>printemps</text:p>
          </table:table-cell>
          <table:table-cell table:number-columns-repeated="16377"/>
        </table:table-row>
        <table:table-row table:style-name="ro1">
          <table:table-cell office:value-type="float" office:value="87" table:formula="of:=[.A87]+1" table:style-name="ce1">
            <text:p>87</text:p>
          </table:table-cell>
          <table:table-cell office:value-type="string" table:style-name="ce1">
            <text:p>Printemps: Avocat cheese/Chèvre miel/Concombre chees</text:p>
          </table:table-cell>
          <table:table-cell table:style-name="ce1"/>
          <table:table-cell office:value-type="string" office:string-value="japon" table:formula="of:=[.D87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87]" table:style-name="ce1">
            <text:p>(8pcs)</text:p>
          </table:table-cell>
          <table:table-cell office:value-type="string" office:string-value="printemps" table:formula="of:=[.G87]" table:style-name="ce1">
            <text:p>printemps</text:p>
          </table:table-cell>
          <table:table-cell table:number-columns-repeated="16377"/>
        </table:table-row>
        <table:table-row table:style-name="ro1">
          <table:table-cell office:value-type="float" office:value="88" table:formula="of:=[.A88]+1" table:style-name="ce1">
            <text:p>88</text:p>
          </table:table-cell>
          <table:table-cell office:value-type="string" table:style-name="ce1">
            <text:p>Printemps: Thon/Thon cheese/ Thon avocat</text:p>
          </table:table-cell>
          <table:table-cell table:style-name="ce1"/>
          <table:table-cell office:value-type="string" office:string-value="japon" table:formula="of:=[.D88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88]" table:style-name="ce1">
            <text:p>(8pcs)</text:p>
          </table:table-cell>
          <table:table-cell office:value-type="string" office:string-value="printemps" table:formula="of:=[.G88]" table:style-name="ce1">
            <text:p>printemps</text:p>
          </table:table-cell>
          <table:table-cell table:number-columns-repeated="16377"/>
        </table:table-row>
        <table:table-row table:style-name="ro1">
          <table:table-cell office:value-type="float" office:value="89" table:formula="of:=[.A89]+1" table:style-name="ce1">
            <text:p>89</text:p>
          </table:table-cell>
          <table:table-cell office:value-type="string" table:style-name="ce1">
            <text:p>Printemps: Saumon cuit, avocat/Thon cuit, avocat</text:p>
          </table:table-cell>
          <table:table-cell table:style-name="ce1"/>
          <table:table-cell office:value-type="string" office:string-value="japon" table:formula="of:=[.D89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89]" table:style-name="ce1">
            <text:p>(8pcs)</text:p>
          </table:table-cell>
          <table:table-cell office:value-type="string" office:string-value="printemps" table:formula="of:=[.G89]" table:style-name="ce1">
            <text:p>printemps</text:p>
          </table:table-cell>
          <table:table-cell table:number-columns-repeated="16377"/>
        </table:table-row>
        <table:table-row table:style-name="ro1">
          <table:table-cell office:value-type="float" office:value="90" table:formula="of:=[.A90]+1" table:style-name="ce1">
            <text:p>90</text:p>
          </table:table-cell>
          <table:table-cell office:value-type="string" table:style-name="ce1">
            <text:p>Printemps: Crevette tempura avocat ou concombre ou cheese</text:p>
          </table:table-cell>
          <table:table-cell table:style-name="ce1"/>
          <table:table-cell office:value-type="string" office:string-value="japon" table:formula="of:=[.D90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90]" table:style-name="ce1">
            <text:p>(8pcs)</text:p>
          </table:table-cell>
          <table:table-cell office:value-type="string" office:string-value="printemps" table:formula="of:=[.G90]" table:style-name="ce1">
            <text:p>printemps</text:p>
          </table:table-cell>
          <table:table-cell table:number-columns-repeated="16377"/>
        </table:table-row>
        <table:table-row table:style-name="ro1">
          <table:table-cell office:value-type="float" office:value="91" table:formula="of:=[.A91]+1" table:style-name="ce1">
            <text:p>91</text:p>
          </table:table-cell>
          <table:table-cell office:value-type="string" table:style-name="ce1">
            <text:p>Printemps: Poulet frit avocat ou concombre ou cheese</text:p>
          </table:table-cell>
          <table:table-cell table:style-name="ce1"/>
          <table:table-cell office:value-type="string" office:string-value="japon" table:formula="of:=[.D91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91]" table:style-name="ce1">
            <text:p>(8pcs)</text:p>
          </table:table-cell>
          <table:table-cell office:value-type="string" office:string-value="printemps" table:formula="of:=[.G91]" table:style-name="ce1">
            <text:p>printemps</text:p>
          </table:table-cell>
          <table:table-cell table:number-columns-repeated="16377"/>
        </table:table-row>
        <table:table-row table:style-name="ro1">
          <table:table-cell office:value-type="float" office:value="92" table:formula="of:=[.A92]+1" table:style-name="ce1">
            <text:p>92</text:p>
          </table:table-cell>
          <table:table-cell office:value-type="string" table:style-name="ce1">
            <text:p>Printemps: Avocat/Concombre</text:p>
          </table:table-cell>
          <table:table-cell table:style-name="ce1"/>
          <table:table-cell office:value-type="string" office:string-value="japon" table:formula="of:=[.D92]" table:style-name="ce1">
            <text:p>japon</text:p>
          </table:table-cell>
          <table:table-cell office:value-type="string" table:style-name="ce1">
            <text:p>4.5</text:p>
          </table:table-cell>
          <table:table-cell office:value-type="string" office:string-value="(8pcs)" table:formula="of:=[.F92]" table:style-name="ce1">
            <text:p>(8pcs)</text:p>
          </table:table-cell>
          <table:table-cell office:value-type="string" office:string-value="printemps" table:formula="of:=[.G92]" table:style-name="ce1">
            <text:p>printemps</text:p>
          </table:table-cell>
          <table:table-cell table:number-columns-repeated="16377"/>
        </table:table-row>
        <table:table-row table:style-name="ro1">
          <table:table-cell office:value-type="float" office:value="93" table:formula="of:=[.A93]+1" table:style-name="ce1">
            <text:p>93</text:p>
          </table:table-cell>
          <table:table-cell office:value-type="string" table:style-name="ce1">
            <text:p>Neige rolls: Saumon/Saumon avocat/Saumon cheese</text:p>
          </table:table-cell>
          <table:table-cell table:style-name="ce1"/>
          <table:table-cell office:value-type="string" office:string-value="japon" table:formula="of:=[.D93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8pcs)</text:p>
          </table:table-cell>
          <table:table-cell office:value-type="string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94" table:formula="of:=[.A94]+1" table:style-name="ce1">
            <text:p>94</text:p>
          </table:table-cell>
          <table:table-cell office:value-type="string" table:style-name="ce1">
            <text:p>Neige rolls: Avocat cheese/Chèvre miel/Concombre chees</text:p>
          </table:table-cell>
          <table:table-cell table:style-name="ce1"/>
          <table:table-cell office:value-type="string" office:string-value="japon" table:formula="of:=[.D94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94]" table:style-name="ce1">
            <text:p>(8pcs)</text:p>
          </table:table-cell>
          <table:table-cell office:value-type="string" office:string-value="saumonRolls" table:formula="of:=[.G94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95" table:formula="of:=[.A95]+1" table:style-name="ce1">
            <text:p>95</text:p>
          </table:table-cell>
          <table:table-cell office:value-type="string" table:style-name="ce1">
            <text:p>Neige rolls: Thon/Thon cheese/ Thon avocat</text:p>
          </table:table-cell>
          <table:table-cell table:style-name="ce1"/>
          <table:table-cell office:value-type="string" office:string-value="japon" table:formula="of:=[.D95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95]" table:style-name="ce1">
            <text:p>(8pcs)</text:p>
          </table:table-cell>
          <table:table-cell office:value-type="string" office:string-value="saumonRolls" table:formula="of:=[.G95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96" table:formula="of:=[.A96]+1" table:style-name="ce1">
            <text:p>96</text:p>
          </table:table-cell>
          <table:table-cell office:value-type="string" table:style-name="ce1">
            <text:p>Neige rolls: Saumon cuit, avocat/Thon cuit, avocat</text:p>
          </table:table-cell>
          <table:table-cell table:style-name="ce1"/>
          <table:table-cell office:value-type="string" office:string-value="japon" table:formula="of:=[.D96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96]" table:style-name="ce1">
            <text:p>(8pcs)</text:p>
          </table:table-cell>
          <table:table-cell office:value-type="string" office:string-value="saumonRolls" table:formula="of:=[.G96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97" table:formula="of:=[.A97]+1" table:style-name="ce1">
            <text:p>97</text:p>
          </table:table-cell>
          <table:table-cell office:value-type="string" table:style-name="ce1">
            <text:p>Neige rolls: Crevette tempura avocat ou concombre ou cheese</text:p>
          </table:table-cell>
          <table:table-cell table:style-name="ce1"/>
          <table:table-cell office:value-type="string" office:string-value="japon" table:formula="of:=[.D97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97]" table:style-name="ce1">
            <text:p>(8pcs)</text:p>
          </table:table-cell>
          <table:table-cell office:value-type="string" office:string-value="saumonRolls" table:formula="of:=[.G97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98" table:formula="of:=[.A98]+1" table:style-name="ce1">
            <text:p>98</text:p>
          </table:table-cell>
          <table:table-cell office:value-type="string" table:style-name="ce1">
            <text:p>Neige rolls: Poulet frit avocat ou concombre ou cheese</text:p>
          </table:table-cell>
          <table:table-cell table:style-name="ce1"/>
          <table:table-cell office:value-type="string" office:string-value="japon" table:formula="of:=[.D98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98]" table:style-name="ce1">
            <text:p>(8pcs)</text:p>
          </table:table-cell>
          <table:table-cell office:value-type="string" office:string-value="saumonRolls" table:formula="of:=[.G98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99" table:formula="of:=[.A99]+1" table:style-name="ce1">
            <text:p>99</text:p>
          </table:table-cell>
          <table:table-cell office:value-type="string" table:style-name="ce1">
            <text:p>Neige rolls: Avocat/Concombre</text:p>
          </table:table-cell>
          <table:table-cell table:style-name="ce1"/>
          <table:table-cell office:value-type="string" office:string-value="japon" table:formula="of:=[.D99]" table:style-name="ce1">
            <text:p>japon</text:p>
          </table:table-cell>
          <table:table-cell office:value-type="string" table:style-name="ce1">
            <text:p>4.5</text:p>
          </table:table-cell>
          <table:table-cell office:value-type="string" office:string-value="(8pcs)" table:formula="of:=[.F99]" table:style-name="ce1">
            <text:p>(8pcs)</text:p>
          </table:table-cell>
          <table:table-cell office:value-type="string" office:string-value="saumonRolls" table:formula="of:=[.G99]" table:style-name="ce1">
            <text:p>saumonRolls</text:p>
          </table:table-cell>
          <table:table-cell table:number-columns-repeated="16377"/>
        </table:table-row>
        <table:table-row table:style-name="ro1">
          <table:table-cell office:value-type="float" office:value="100" table:formula="of:=[.A100]+1" table:style-name="ce1">
            <text:p>100</text:p>
          </table:table-cell>
          <table:table-cell office:value-type="string" table:style-name="ce1">
            <text:p>Signature rolls: Saumon/Saumon avocat/Saumon cheese</text:p>
          </table:table-cell>
          <table:table-cell table:style-name="ce1"/>
          <table:table-cell office:value-type="string" office:string-value="japon" table:formula="of:=[.D100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8pcs)</text:p>
          </table:table-cell>
          <table:table-cell office:value-type="string" table:style-name="ce1">
            <text:p>signatureRolls</text:p>
          </table:table-cell>
          <table:table-cell table:number-columns-repeated="16377"/>
        </table:table-row>
        <table:table-row table:style-name="ro1">
          <table:table-cell office:value-type="float" office:value="101" table:formula="of:=[.A101]+1" table:style-name="ce1">
            <text:p>101</text:p>
          </table:table-cell>
          <table:table-cell office:value-type="string" table:style-name="ce1">
            <text:p>Signature rolls: Avocat cheese/Chèvre miel/Concombre chees</text:p>
          </table:table-cell>
          <table:table-cell table:style-name="ce1"/>
          <table:table-cell office:value-type="string" office:string-value="japon" table:formula="of:=[.D101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101]" table:style-name="ce1">
            <text:p>(8pcs)</text:p>
          </table:table-cell>
          <table:table-cell office:value-type="string" office:string-value="signatureRolls" table:formula="of:=[.G101]" table:style-name="ce1">
            <text:p>signatureRolls</text:p>
          </table:table-cell>
          <table:table-cell table:number-columns-repeated="16377"/>
        </table:table-row>
        <table:table-row table:style-name="ro1">
          <table:table-cell office:value-type="float" office:value="102" table:formula="of:=[.A102]+1" table:style-name="ce1">
            <text:p>102</text:p>
          </table:table-cell>
          <table:table-cell office:value-type="string" table:style-name="ce1">
            <text:p>Signature rolls: Thon/Thon cheese/ Thon avocat</text:p>
          </table:table-cell>
          <table:table-cell table:style-name="ce1"/>
          <table:table-cell office:value-type="string" office:string-value="japon" table:formula="of:=[.D102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102]" table:style-name="ce1">
            <text:p>(8pcs)</text:p>
          </table:table-cell>
          <table:table-cell office:value-type="string" office:string-value="signatureRolls" table:formula="of:=[.G102]" table:style-name="ce1">
            <text:p>signatureRolls</text:p>
          </table:table-cell>
          <table:table-cell table:number-columns-repeated="16377"/>
        </table:table-row>
        <table:table-row table:style-name="ro1">
          <table:table-cell office:value-type="float" office:value="103" table:formula="of:=[.A103]+1" table:style-name="ce1">
            <text:p>103</text:p>
          </table:table-cell>
          <table:table-cell office:value-type="string" table:style-name="ce1">
            <text:p>Signature rolls: Saumon cuit, avocat/Thon cuit, avocat</text:p>
          </table:table-cell>
          <table:table-cell table:style-name="ce1"/>
          <table:table-cell office:value-type="string" office:string-value="japon" table:formula="of:=[.D103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103]" table:style-name="ce1">
            <text:p>(8pcs)</text:p>
          </table:table-cell>
          <table:table-cell office:value-type="string" office:string-value="signatureRolls" table:formula="of:=[.G103]" table:style-name="ce1">
            <text:p>signatureRolls</text:p>
          </table:table-cell>
          <table:table-cell table:number-columns-repeated="16377"/>
        </table:table-row>
        <table:table-row table:style-name="ro1">
          <table:table-cell office:value-type="float" office:value="104" table:formula="of:=[.A104]+1" table:style-name="ce1">
            <text:p>104</text:p>
          </table:table-cell>
          <table:table-cell office:value-type="string" table:style-name="ce1">
            <text:p>Signature rolls: Crevette tempura avocat ou concombre ou cheese</text:p>
          </table:table-cell>
          <table:table-cell table:style-name="ce1"/>
          <table:table-cell office:value-type="string" office:string-value="japon" table:formula="of:=[.D104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office:string-value="(8pcs)" table:formula="of:=[.F104]" table:style-name="ce1">
            <text:p>(8pcs)</text:p>
          </table:table-cell>
          <table:table-cell office:value-type="string" office:string-value="signatureRolls" table:formula="of:=[.G104]" table:style-name="ce1">
            <text:p>signatureRolls</text:p>
          </table:table-cell>
          <table:table-cell table:number-columns-repeated="16377"/>
        </table:table-row>
        <table:table-row table:style-name="ro1">
          <table:table-cell office:value-type="float" office:value="105" table:formula="of:=[.A105]+1" table:style-name="ce1">
            <text:p>105</text:p>
          </table:table-cell>
          <table:table-cell office:value-type="string" table:style-name="ce1">
            <text:p>Signature rolls: Poulet frit avocat ou concombre ou cheese</text:p>
          </table:table-cell>
          <table:table-cell table:style-name="ce1"/>
          <table:table-cell office:value-type="string" office:string-value="japon" table:formula="of:=[.D105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office:string-value="(8pcs)" table:formula="of:=[.F105]" table:style-name="ce1">
            <text:p>(8pcs)</text:p>
          </table:table-cell>
          <table:table-cell office:value-type="string" office:string-value="signatureRolls" table:formula="of:=[.G105]" table:style-name="ce1">
            <text:p>signatureRolls</text:p>
          </table:table-cell>
          <table:table-cell table:number-columns-repeated="16377"/>
        </table:table-row>
        <table:table-row table:style-name="ro1">
          <table:table-cell office:value-type="float" office:value="106" table:formula="of:=[.A106]+1" table:style-name="ce1">
            <text:p>106</text:p>
          </table:table-cell>
          <table:table-cell office:value-type="string" table:style-name="ce1">
            <text:p>Signature rolls: Avocat/Concombre</text:p>
          </table:table-cell>
          <table:table-cell table:style-name="ce1"/>
          <table:table-cell office:value-type="string" office:string-value="japon" table:formula="of:=[.D106]" table:style-name="ce1">
            <text:p>japon</text:p>
          </table:table-cell>
          <table:table-cell office:value-type="string" table:style-name="ce1">
            <text:p>4.5</text:p>
          </table:table-cell>
          <table:table-cell office:value-type="string" office:string-value="(8pcs)" table:formula="of:=[.F106]" table:style-name="ce1">
            <text:p>(8pcs)</text:p>
          </table:table-cell>
          <table:table-cell office:value-type="string" office:string-value="signatureRolls" table:formula="of:=[.G106]" table:style-name="ce1">
            <text:p>signatureRolls</text:p>
          </table:table-cell>
          <table:table-cell table:number-columns-repeated="16377"/>
        </table:table-row>
        <table:table-row table:style-name="ro1">
          <table:table-cell office:value-type="float" office:value="107" table:formula="of:=[.A107]+1" table:style-name="ce1">
            <text:p>107</text:p>
          </table:table-cell>
          <table:table-cell office:value-type="string" table:style-name="ce1">
            <text:p>Sashimi: Thon ou Saumon</text:p>
          </table:table-cell>
          <table:table-cell table:style-name="ce1"/>
          <table:table-cell office:value-type="string" office:string-value="japon" table:formula="of:=[.D107]" table:style-name="ce1">
            <text:p>japo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5pcs)</text:p>
          </table:table-cell>
          <table:table-cell office:value-type="string" table:style-name="ce1">
            <text:p>sashimi</text:p>
          </table:table-cell>
          <table:table-cell table:number-columns-repeated="16377"/>
        </table:table-row>
        <table:table-row table:style-name="ro2">
          <table:table-cell office:value-type="float" office:value="108" table:formula="of:=[.A108]+1" table:style-name="ce1">
            <text:p>108</text:p>
          </table:table-cell>
          <table:table-cell office:value-type="string" table:style-name="ce1">
            <text:p>Sushi: Thon ou Saumon</text:p>
          </table:table-cell>
          <table:table-cell table:style-name="ce1"/>
          <table:table-cell office:value-type="string" office:string-value="japon" table:formula="of:=[.D108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4pcs)</text:p>
          </table:table-cell>
          <table:table-cell office:value-type="string" table:style-name="ce1">
            <text:p>sushiThon</text:p>
          </table:table-cell>
          <table:table-cell table:number-columns-repeated="16377"/>
        </table:table-row>
        <table:table-row table:style-name="ro2">
          <table:table-cell office:value-type="float" office:value="109" table:formula="of:=[.A109]+1" table:style-name="ce1">
            <text:p>109</text:p>
          </table:table-cell>
          <table:table-cell office:value-type="string" table:style-name="ce1">
            <text:p>Sushi: Crevettes</text:p>
          </table:table-cell>
          <table:table-cell table:style-name="ce1"/>
          <table:table-cell office:value-type="string" office:string-value="japon" table:formula="of:=[.D109]" table:style-name="ce1">
            <text:p>jap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4pcs)</text:p>
          </table:table-cell>
          <table:table-cell office:value-type="string" table:style-name="ce1">
            <text:p>sushiCrevettes</text:p>
          </table:table-cell>
          <table:table-cell table:number-columns-repeated="16377"/>
        </table:table-row>
        <table:table-row table:style-name="ro2">
          <table:table-cell office:value-type="float" office:value="110" table:formula="of:=[.A110]+1" table:style-name="ce1">
            <text:p>110</text:p>
          </table:table-cell>
          <table:table-cell office:value-type="string" table:style-name="ce1">
            <text:p>Sushi: Saumon avocat</text:p>
          </table:table-cell>
          <table:table-cell table:style-name="ce1"/>
          <table:table-cell office:value-type="string" office:string-value="japon" table:formula="of:=[.D110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4pcs)</text:p>
          </table:table-cell>
          <table:table-cell office:value-type="string" table:style-name="ce1">
            <text:p>sushiSaumonAvocat</text:p>
          </table:table-cell>
          <table:table-cell table:number-columns-repeated="16377"/>
        </table:table-row>
        <table:table-row table:style-name="ro2">
          <table:table-cell office:value-type="float" office:value="111" table:formula="of:=[.A111]+1" table:style-name="ce1">
            <text:p>111</text:p>
          </table:table-cell>
          <table:table-cell office:value-type="string" table:style-name="ce1">
            <text:p>Sushi: Saumon cheese</text:p>
          </table:table-cell>
          <table:table-cell table:style-name="ce1"/>
          <table:table-cell office:value-type="string" office:string-value="japon" table:formula="of:=[.D111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4pcs)</text:p>
          </table:table-cell>
          <table:table-cell office:value-type="string" table:style-name="ce1">
            <text:p>sushiSaumonCheese</text:p>
          </table:table-cell>
          <table:table-cell table:number-columns-repeated="16377"/>
        </table:table-row>
        <table:table-row table:style-name="ro2">
          <table:table-cell office:value-type="float" office:value="112" table:formula="of:=[.A112]+1" table:style-name="ce1">
            <text:p>112</text:p>
          </table:table-cell>
          <table:table-cell office:value-type="string" table:style-name="ce1">
            <text:p>Sushi: Crevettes avocat</text:p>
          </table:table-cell>
          <table:table-cell table:style-name="ce1"/>
          <table:table-cell office:value-type="string" office:string-value="japon" table:formula="of:=[.D112]" table:style-name="ce1">
            <text:p>jap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4pcs)</text:p>
          </table:table-cell>
          <table:table-cell office:value-type="string" table:style-name="ce1">
            <text:p>sushiCrevettesAvocat</text:p>
          </table:table-cell>
          <table:table-cell table:number-columns-repeated="16377"/>
        </table:table-row>
        <table:table-row table:style-name="ro2">
          <table:table-cell office:value-type="float" office:value="113" table:formula="of:=[.A113]+1" table:style-name="ce1">
            <text:p>113</text:p>
          </table:table-cell>
          <table:table-cell office:value-type="string" table:style-name="ce1">
            <text:p>Salade d'algue</text:p>
          </table:table-cell>
          <table:table-cell table:style-name="ce1"/>
          <table:table-cell office:value-type="string" office:string-value="japon" table:formula="of:=[.D113]" table:style-name="ce1">
            <text:p>jap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aladeAlgue</text:p>
          </table:table-cell>
          <table:table-cell table:number-columns-repeated="16377"/>
        </table:table-row>
        <table:table-row table:style-name="ro2">
          <table:table-cell office:value-type="float" office:value="114" table:formula="of:=[.A114]+1" table:style-name="ce1">
            <text:p>114</text:p>
          </table:table-cell>
          <table:table-cell office:value-type="string" table:style-name="ce1">
            <text:p>Tarte Saumon ou Thon, avocat</text:p>
          </table:table-cell>
          <table:table-cell table:style-name="ce1"/>
          <table:table-cell office:value-type="string" office:string-value="japon" table:formula="of:=[.D114]" table:style-name="ce1">
            <text:p>japon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tarteSaumon</text:p>
          </table:table-cell>
          <table:table-cell table:number-columns-repeated="16377"/>
        </table:table-row>
        <table:table-row table:style-name="ro1">
          <table:table-cell office:value-type="float" office:value="115" table:formula="of:=[.A115]+1" table:style-name="ce1">
            <text:p>115</text:p>
          </table:table-cell>
          <table:table-cell office:value-type="string" table:style-name="ce1">
            <text:p>Riz vinaigré</text:p>
          </table:table-cell>
          <table:table-cell table:style-name="ce1"/>
          <table:table-cell office:value-type="string" office:string-value="japon" table:formula="of:=[.D115]" table:style-name="ce1">
            <text:p>japon</text:p>
          </table:table-cell>
          <table:table-cell office:value-type="string" table:style-name="ce1">
            <text:p>2.5</text:p>
          </table:table-cell>
          <table:table-cell table:style-name="ce1"/>
          <table:table-cell office:value-type="string" table:style-name="ce1">
            <text:p>rizVinaigre</text:p>
          </table:table-cell>
          <table:table-cell table:number-columns-repeated="16377"/>
        </table:table-row>
        <table:table-row table:style-name="ro1">
          <table:table-cell office:value-type="float" office:value="116" table:formula="of:=[.A116]+1" table:style-name="ce1">
            <text:p>116</text:p>
          </table:table-cell>
          <table:table-cell office:value-type="string" table:style-name="ce1">
            <text:p>“Banh Mi” boeuf à la citronnelle</text:p>
          </table:table-cell>
          <table:table-cell table:style-name="ce1"/>
          <table:table-cell office:value-type="string" table:style-name="ce1">
            <text:p>sandwichs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banhMi</text:p>
          </table:table-cell>
          <table:table-cell table:number-columns-repeated="16377"/>
        </table:table-row>
        <table:table-row table:style-name="ro1">
          <table:table-cell office:value-type="float" office:value="117" table:formula="of:=[.A117]+1" table:style-name="ce1">
            <text:p>117</text:p>
          </table:table-cell>
          <table:table-cell office:value-type="string" table:style-name="ce1">
            <text:p>Nem banane-chocolat</text:p>
          </table:table-cell>
          <table:table-cell table:style-name="ce1"/>
          <table:table-cell office:value-type="string" table:style-name="ce1">
            <text:p>dessert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nem</text:p>
          </table:table-cell>
          <table:table-cell table:number-columns-repeated="16377"/>
        </table:table-row>
        <table:table-row table:style-name="ro1">
          <table:table-cell office:value-type="float" office:value="118" table:formula="of:=[.A118]+1" table:style-name="ce1">
            <text:p>118</text:p>
          </table:table-cell>
          <table:table-cell office:value-type="string" table:style-name="ce1">
            <text:p>Litchi au sirop</text:p>
          </table:table-cell>
          <table:table-cell table:style-name="ce1"/>
          <table:table-cell office:value-type="string" office:string-value="desserts" table:formula="of:=[.D118]" table:style-name="ce1">
            <text:p>dessert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litchi</text:p>
          </table:table-cell>
          <table:table-cell table:number-columns-repeated="16377"/>
        </table:table-row>
        <table:table-row table:style-name="ro1">
          <table:table-cell office:value-type="float" office:value="119" table:formula="of:=[.A119]+1" table:style-name="ce1">
            <text:p>119</text:p>
          </table:table-cell>
          <table:table-cell office:value-type="string" table:style-name="ce1">
            <text:p>Banane nappé au caramel</text:p>
          </table:table-cell>
          <table:table-cell table:style-name="ce1"/>
          <table:table-cell office:value-type="string" office:string-value="desserts" table:formula="of:=[.D119]" table:style-name="ce1">
            <text:p>dessert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bananeNappe</text:p>
          </table:table-cell>
          <table:table-cell table:number-columns-repeated="16377"/>
        </table:table-row>
        <table:table-row table:style-name="ro1">
          <table:table-cell office:value-type="float" office:value="120" table:formula="of:=[.A120]+1" table:style-name="ce1">
            <text:p>120</text:p>
          </table:table-cell>
          <table:table-cell office:value-type="string" table:style-name="ce1">
            <text:p>Perles de coco</text:p>
          </table:table-cell>
          <table:table-cell table:style-name="ce1"/>
          <table:table-cell office:value-type="string" office:string-value="desserts" table:formula="of:=[.D120]" table:style-name="ce1">
            <text:p>dessert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perles</text:p>
          </table:table-cell>
          <table:table-cell table:number-columns-repeated="16377"/>
        </table:table-row>
        <table:table-row table:style-name="ro1">
          <table:table-cell office:value-type="float" office:value="121" table:formula="of:=[.A121]+1" table:style-name="ce1">
            <text:p>121</text:p>
          </table:table-cell>
          <table:table-cell office:value-type="string" table:style-name="ce1">
            <text:p>“Banh Bo” Gâteau au sucre de palme, lait de coco</text:p>
          </table:table-cell>
          <table:table-cell table:style-name="ce1"/>
          <table:table-cell office:value-type="string" office:string-value="desserts" table:formula="of:=[.D121]" table:style-name="ce1">
            <text:p>desserts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banhBo</text:p>
          </table:table-cell>
          <table:table-cell table:number-columns-repeated="16377"/>
        </table:table-row>
        <table:table-row table:style-name="ro1">
          <table:table-cell office:value-type="float" office:value="122" table:formula="of:=[.A122]+1" table:style-name="ce1">
            <text:p>122</text:p>
          </table:table-cell>
          <table:table-cell office:value-type="string" table:style-name="ce1">
            <text:p>Assiette Asiatique (nougats, gingembre confit)</text:p>
          </table:table-cell>
          <table:table-cell table:style-name="ce1"/>
          <table:table-cell office:value-type="string" office:string-value="desserts" table:formula="of:=[.D122]" table:style-name="ce1">
            <text:p>desserts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ssiette</text:p>
          </table:table-cell>
          <table:table-cell table:number-columns-repeated="16377"/>
        </table:table-row>
        <table:table-row table:style-name="ro1">
          <table:table-cell office:value-type="float" office:value="123" table:formula="of:=[.A123]+1" table:style-name="ce1">
            <text:p>123</text:p>
          </table:table-cell>
          <table:table-cell office:value-type="string" table:style-name="ce1">
            <text:p>“Che Chuoi” Tapioca à la banane et au lait de coco</text:p>
          </table:table-cell>
          <table:table-cell table:style-name="ce1"/>
          <table:table-cell office:value-type="string" office:string-value="desserts" table:formula="of:=[.D123]" table:style-name="ce1">
            <text:p>desserts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heChuoi</text:p>
          </table:table-cell>
          <table:table-cell table:number-columns-repeated="16377"/>
        </table:table-row>
        <table:table-row table:style-name="ro1">
          <table:table-cell office:value-type="float" office:value="124" table:formula="of:=[.A124]+1" table:style-name="ce1">
            <text:p>124</text:p>
          </table:table-cell>
          <table:table-cell office:value-type="string" table:style-name="ce1">
            <text:p>Saigon</text:p>
          </table:table-cell>
          <table:table-cell table:style-name="ce1"/>
          <table:table-cell office:value-type="string" table:style-name="ce1">
            <text:p>drink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aigon</text:p>
          </table:table-cell>
          <table:table-cell table:number-columns-repeated="16377"/>
        </table:table-row>
        <table:table-row table:style-name="ro1">
          <table:table-cell office:value-type="float" office:value="125" table:formula="of:=[.A125]+1" table:style-name="ce1">
            <text:p>125</text:p>
          </table:table-cell>
          <table:table-cell office:value-type="string" table:style-name="ce1">
            <text:p>Asahi</text:p>
          </table:table-cell>
          <table:table-cell table:style-name="ce1"/>
          <table:table-cell office:value-type="string" office:string-value="drinks" table:formula="of:=[.D125]" table:style-name="ce1">
            <text:p>drink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sahi</text:p>
          </table:table-cell>
          <table:table-cell table:number-columns-repeated="16377"/>
        </table:table-row>
        <table:table-row table:style-name="ro1">
          <table:table-cell office:value-type="float" office:value="126" table:formula="of:=[.A126]+1" table:style-name="ce1">
            <text:p>126</text:p>
          </table:table-cell>
          <table:table-cell office:value-type="string" table:style-name="ce1">
            <text:p>Tsingtao</text:p>
          </table:table-cell>
          <table:table-cell table:style-name="ce1"/>
          <table:table-cell office:value-type="string" office:string-value="drinks" table:formula="of:=[.D126]" table:style-name="ce1">
            <text:p>drink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tsingtao</text:p>
          </table:table-cell>
          <table:table-cell table:number-columns-repeated="16377"/>
        </table:table-row>
        <table:table-row table:style-name="ro1">
          <table:table-cell office:value-type="float" office:value="127" table:formula="of:=[.A127]+1" table:style-name="ce1">
            <text:p>127</text:p>
          </table:table-cell>
          <table:table-cell office:value-type="string" table:style-name="ce1">
            <text:p>Singha</text:p>
          </table:table-cell>
          <table:table-cell table:style-name="ce1"/>
          <table:table-cell office:value-type="string" office:string-value="drinks" table:formula="of:=[.D127]" table:style-name="ce1">
            <text:p>drink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ingha</text:p>
          </table:table-cell>
          <table:table-cell table:number-columns-repeated="16377"/>
        </table:table-row>
        <table:table-row table:style-name="ro1">
          <table:table-cell office:value-type="float" office:value="128" table:formula="of:=[.A128]+1" table:style-name="ce1">
            <text:p>128</text:p>
          </table:table-cell>
          <table:table-cell office:value-type="string" table:style-name="ce1">
            <text:p>Eau plate (50cl)</text:p>
          </table:table-cell>
          <table:table-cell table:style-name="ce1"/>
          <table:table-cell office:value-type="string" office:string-value="drinks" table:formula="of:=[.D128]" table:style-name="ce1">
            <text:p>drinks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string" table:style-name="ce1">
            <text:p>eauPlate</text:p>
          </table:table-cell>
          <table:table-cell table:number-columns-repeated="16377"/>
        </table:table-row>
        <table:table-row table:style-name="ro1">
          <table:table-cell office:value-type="float" office:value="129" table:formula="of:=[.A129]+1" table:style-name="ce1">
            <text:p>129</text:p>
          </table:table-cell>
          <table:table-cell office:value-type="string" table:style-name="ce1">
            <text:p>Eau pétillante (50cl)</text:p>
          </table:table-cell>
          <table:table-cell table:style-name="ce1"/>
          <table:table-cell office:value-type="string" office:string-value="drinks" table:formula="of:=[.D129]" table:style-name="ce1">
            <text:p>drinks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string" table:style-name="ce1">
            <text:p>eauPetillante</text:p>
          </table:table-cell>
          <table:table-cell table:number-columns-repeated="16377"/>
        </table:table-row>
        <table:table-row table:style-name="ro1">
          <table:table-cell office:value-type="float" office:value="130" table:formula="of:=[.A130]+1" table:style-name="ce1">
            <text:p>130</text:p>
          </table:table-cell>
          <table:table-cell office:value-type="string" table:style-name="ce1">
            <text:p>Coca-cola / Coca zero</text:p>
          </table:table-cell>
          <table:table-cell table:style-name="ce1"/>
          <table:table-cell office:value-type="string" office:string-value="drinks" table:formula="of:=[.D130]" table:style-name="ce1">
            <text:p>drink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oca</text:p>
          </table:table-cell>
          <table:table-cell table:number-columns-repeated="16377"/>
        </table:table-row>
        <table:table-row table:style-name="ro1">
          <table:table-cell office:value-type="float" office:value="131" table:formula="of:=[.A131]+1" table:style-name="ce1">
            <text:p>131</text:p>
          </table:table-cell>
          <table:table-cell office:value-type="string" table:style-name="ce1">
            <text:p>Orangina / Fanta</text:p>
          </table:table-cell>
          <table:table-cell table:style-name="ce1"/>
          <table:table-cell office:value-type="string" office:string-value="drinks" table:formula="of:=[.D131]" table:style-name="ce1">
            <text:p>drink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anta</text:p>
          </table:table-cell>
          <table:table-cell table:number-columns-repeated="16377"/>
        </table:table-row>
        <table:table-row table:style-name="ro1">
          <table:table-cell office:value-type="float" office:value="132" table:formula="of:=[.A132]+1" table:style-name="ce1">
            <text:p>132</text:p>
          </table:table-cell>
          <table:table-cell office:value-type="string" table:style-name="ce1">
            <text:p>Lait se soja</text:p>
          </table:table-cell>
          <table:table-cell table:style-name="ce1"/>
          <table:table-cell office:value-type="string" office:string-value="drinks" table:formula="of:=[.D132]" table:style-name="ce1">
            <text:p>drinks</text:p>
          </table:table-cell>
          <table:table-cell office:value-type="float" office:value="2.5" table:style-name="ce1">
            <text:p>2,5</text:p>
          </table:table-cell>
          <table:table-cell table:style-name="ce1"/>
          <table:table-cell office:value-type="string" table:style-name="ce1">
            <text:p>laitSoja</text:p>
          </table:table-cell>
          <table:table-cell table:number-columns-repeated="16377"/>
        </table:table-row>
        <table:table-row table:style-name="ro1">
          <table:table-cell office:value-type="float" office:value="133" table:formula="of:=[.A133]+1" table:style-name="ce1">
            <text:p>133</text:p>
          </table:table-cell>
          <table:table-cell office:value-type="string" table:style-name="ce1">
            <text:p>Ice tea</text:p>
          </table:table-cell>
          <table:table-cell table:style-name="ce1"/>
          <table:table-cell office:value-type="string" office:string-value="drinks" table:formula="of:=[.D133]" table:style-name="ce1">
            <text:p>drink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ceTea</text:p>
          </table:table-cell>
          <table:table-cell table:number-columns-repeated="16377"/>
        </table:table-row>
        <table:table-row table:style-name="ro1">
          <table:table-cell office:value-type="float" office:value="134" table:formula="of:=[.A134]+1" table:style-name="ce1">
            <text:p>134</text:p>
          </table:table-cell>
          <table:table-cell office:value-type="string" table:style-name="ce1">
            <text:p>Jus de fruits</text:p>
          </table:table-cell>
          <table:table-cell office:value-type="string" table:style-name="ce1">
            <text:p>litchit, noix de coco, exotique, mangue, orange, ananas, pomme</text:p>
          </table:table-cell>
          <table:table-cell office:value-type="string" office:string-value="drinks" table:formula="of:=[.D134]" table:style-name="ce1">
            <text:p>drink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usFruits</text:p>
          </table:table-cell>
          <table:table-cell table:number-columns-repeated="16377"/>
        </table:table-row>
        <table:table-row table:number-rows-repeated="10484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Bao Minh Le</dc:creator>
    <meta:creation-date>2021-04-20T13:08:47Z</meta:creation-date>
    <dc:date>2021-04-20T18:54:57Z</dc:date>
    <meta:editing-cycles>3</meta:editing-cycles>
    <meta:editing-duration>PT946S</meta:editing-duration>
  </office:meta>
</office:document-meta>
</file>